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601cm" fo:margin-top="0cm" fo:margin-bottom="0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0.651cm" style:rel-column-width="3134*"/>
    </style:style>
    <style:style style:name="Tableau1.B" style:family="table-column">
      <style:table-column-properties style:column-width="0.81cm" style:rel-column-width="3899*"/>
    </style:style>
    <style:style style:name="Tableau1.E" style:family="table-column">
      <style:table-column-properties style:column-width="0.811cm" style:rel-column-width="3906*"/>
    </style:style>
    <style:style style:name="Tableau1.Q" style:family="table-column">
      <style:table-column-properties style:column-width="0.811cm" style:rel-column-width="3909*"/>
    </style:style>
    <style:style style:name="Tableau1.1" style:family="table-row">
      <style:table-row-properties style:min-row-height="0.452cm" fo:background-color="transparent" fo:keep-together="auto">
        <style:background-image/>
      </style:table-row-properties>
    </style:style>
    <style:style style:name="Tableau1.A1" style:family="table-cell">
      <style:table-cell-properties style:vertical-align="bottom" fo:background-color="#cccccc" fo:padding="0.049cm" fo:border-left="1pt solid #000000" fo:border-right="none" fo:border-top="1pt solid #000000" fo:border-bottom="1pt solid #000000">
        <style:background-image/>
      </style:table-cell-properties>
    </style:style>
    <style:style style:name="Tableau1.Q1" style:family="table-cell">
      <style:table-cell-properties style:vertical-align="bottom" fo:background-color="#cccccc" fo:padding="0.049cm" fo:border="1pt solid #000000">
        <style:background-image/>
      </style:table-cell-properties>
    </style:style>
    <style:style style:name="Tableau1.A2" style:family="table-cell">
      <style:table-cell-properties style:vertical-align="bottom" fo:background-color="#cccccc" fo:padding="0.049cm" fo:border-left="1pt solid #000000" fo:border-right="none" fo:border-top="none" fo:border-bottom="1pt solid #000000">
        <style:background-image/>
      </style:table-cell-properties>
    </style:style>
    <style:style style:name="Tableau1.B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2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3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4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4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5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5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6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6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7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7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8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8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9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9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10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10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11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11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12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12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1.B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C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D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E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F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G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H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I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J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K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L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M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N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O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P13" style:family="table-cell">
      <style:table-cell-properties style:vertical-align="bottom" fo:padding="0.049cm" fo:border-left="1pt solid #000000" fo:border-right="none" fo:border-top="none" fo:border-bottom="1pt solid #000000"/>
    </style:style>
    <style:style style:name="Tableau1.Q13" style:family="table-cell">
      <style:table-cell-properties style:vertical-align="bottom" fo:padding="0.049cm" fo:border-left="1pt solid #000000" fo:border-right="1pt solid #000000" fo:border-top="none" fo:border-bottom="1pt solid #000000"/>
    </style:style>
    <style:style style:name="Tableau2" style:family="table">
      <style:table-properties style:width="13.601cm" fo:margin-top="0.199cm" fo:margin-bottom="0cm" table:align="margins" style:writing-mode="lr-tb"/>
    </style:style>
    <style:style style:name="Tableau2.A" style:family="table-column">
      <style:table-column-properties style:column-width="7.193cm" style:rel-column-width="34658*"/>
    </style:style>
    <style:style style:name="Tableau2.B" style:family="table-column">
      <style:table-column-properties style:column-width="2.136cm" style:rel-column-width="10292*"/>
    </style:style>
    <style:style style:name="Tableau2.D" style:family="table-column">
      <style:table-column-properties style:column-width="2.136cm" style:rel-column-width="10293*"/>
    </style:style>
    <style:style style:name="Tableau2.1" style:family="table-row">
      <style:table-row-properties style:min-row-height="0.64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D1" style:family="table-cell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D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orphans="0" fo:widows="0"/>
      <style:text-properties fo:font-size="10pt" fo:language="fr" fo:country="FR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text-properties fo:language="fr" fo:country="FR" fo:font-style="normal" officeooo:rsid="00735c2a" officeooo:paragraph-rsid="00735c2a" style:font-style-asian="normal" style:font-style-complex="normal"/>
    </style:style>
    <style:style style:name="P4" style:family="paragraph" style:parent-style-name="Standard">
      <style:text-properties fo:language="fr" fo:country="FR" fo:font-style="normal" officeooo:rsid="008ea369" officeooo:paragraph-rsid="00985a3c" style:font-style-asian="normal" style:font-style-complex="normal"/>
    </style:style>
    <style:style style:name="P5" style:family="paragraph" style:parent-style-name="Standard">
      <style:text-properties fo:language="fr" fo:country="FR" fo:font-style="normal" style:text-underline-style="none" fo:font-weight="normal" officeooo:rsid="008ea369" officeooo:paragraph-rsid="0093a76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fr" fo:country="FR" fo:font-style="normal" style:text-underline-style="none" fo:font-weight="normal" officeooo:rsid="008ea369" officeooo:paragraph-rsid="00985a3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paragraph-rsid="0084f95a"/>
    </style:style>
    <style:style style:name="P8" style:family="paragraph" style:parent-style-name="Standard">
      <style:text-properties officeooo:rsid="0099c64c" officeooo:paragraph-rsid="0099c64c"/>
    </style:style>
    <style:style style:name="P9" style:family="paragraph" style:parent-style-name="Table_20_Contents">
      <style:text-properties officeooo:rsid="0084b13d" officeooo:paragraph-rsid="0084b13d"/>
    </style:style>
    <style:style style:name="P10" style:family="paragraph" style:parent-style-name="Table_20_Contents">
      <style:paragraph-properties fo:text-align="center" style:justify-single-word="false"/>
      <style:text-properties officeooo:rsid="0084b13d" officeooo:paragraph-rsid="0084b13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loext:graphic-properties draw:fill-gradient-name="gradient" draw:fill-hatch-name="hatch"/>
      <style:paragraph-properties fo:margin-left="0.499cm" fo:margin-right="0cm" fo:text-indent="-0.499cm" style:auto-text-indent="false" fo:padding="0cm" fo:border="none" style:join-border="false">
        <style:tab-stops/>
      </style:paragraph-properties>
      <style:text-properties fo:language="fr" fo:country="FR" fo:font-style="normal" officeooo:rsid="00741816" officeooo:paragraph-rsid="0084f95a" style:font-style-asian="normal" style:font-style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.499cm" fo:margin-right="0cm" fo:text-indent="-0.499cm" style:auto-text-indent="false" fo:padding="0cm" fo:border="none" style:join-border="false">
        <style:tab-stops/>
      </style:paragraph-properties>
      <style:text-properties fo:language="fr" fo:country="FR" fo:font-style="normal" officeooo:rsid="00735c2a" officeooo:paragraph-rsid="00674236" style:font-style-asian="normal" style:font-style-complex="normal"/>
    </style:style>
    <style:style style:name="P14" style:family="paragraph" style:parent-style-name="Exos" style:list-style-name="Exos">
      <style:text-properties officeooo:paragraph-rsid="00799eac"/>
    </style:style>
    <style:style style:name="P15" style:family="paragraph" style:parent-style-name="Exos" style:list-style-name="Exos">
      <style:text-properties officeooo:paragraph-rsid="0091184b"/>
    </style:style>
    <style:style style:name="P16" style:family="paragraph" style:parent-style-name="Exos" style:list-style-name="Exos">
      <style:text-properties officeooo:rsid="00741816" officeooo:paragraph-rsid="00741816"/>
    </style:style>
    <style:style style:name="P17" style:family="paragraph" style:parent-style-name="Exos" style:list-style-name="Exos">
      <style:text-properties officeooo:rsid="00741816" officeooo:paragraph-rsid="0084f95a"/>
    </style:style>
    <style:style style:name="P18" style:family="paragraph" style:parent-style-name="Exos" style:list-style-name="Exos">
      <style:text-properties officeooo:rsid="00741816" officeooo:paragraph-rsid="008b4571"/>
    </style:style>
    <style:style style:name="P19" style:family="paragraph" style:parent-style-name="Exos" style:list-style-name="Exos">
      <style:text-properties officeooo:rsid="00741816" officeooo:paragraph-rsid="00985a3c"/>
    </style:style>
    <style:style style:name="P20" style:family="paragraph" style:parent-style-name="Exos">
      <loext:graphic-properties draw:fill-gradient-name="gradient" draw:fill-hatch-name="hatch"/>
      <style:paragraph-properties fo:margin-left="0cm" fo:margin-right="0cm" fo:text-indent="0cm" style:auto-text-indent="false" fo:padding="0cm" fo:border-left="none" fo:border-right="none" fo:border-top="0.99pt solid #000000" fo:border-bottom="none" style:join-border="false">
        <style:tab-stops/>
      </style:paragraph-properties>
      <style:text-properties fo:language="fr" fo:country="FR" fo:font-style="normal" officeooo:rsid="008207e7" officeooo:paragraph-rsid="008207e7" style:font-style-asian="normal" style:font-style-complex="normal"/>
    </style:style>
    <style:style style:name="P21" style:family="paragraph" style:parent-style-name="Exos" style:list-style-name="Exos">
      <loext:graphic-properties draw:fill-gradient-name="gradient" draw:fill-hatch-name="hatch"/>
      <style:paragraph-properties fo:margin-left="0cm" fo:margin-right="0cm" fo:text-indent="0cm" style:auto-text-indent="false" fo:padding="0cm" fo:border-left="none" fo:border-right="none" fo:border-top="0.99pt solid #000000" fo:border-bottom="none" style:join-border="false">
        <style:tab-stops/>
      </style:paragraph-properties>
      <style:text-properties fo:language="fr" fo:country="FR" fo:font-style="normal" officeooo:rsid="008207e7" officeooo:paragraph-rsid="0084f95a" style:font-style-asian="normal" style:font-style-complex="normal"/>
    </style:style>
    <style:style style:name="P22" style:family="paragraph" style:parent-style-name="Exos">
      <loext:graphic-properties draw:fill-gradient-name="gradient" draw:fill-hatch-name="hatch"/>
      <style:paragraph-properties fo:margin-left="0cm" fo:margin-right="0cm" fo:text-indent="0cm" style:auto-text-indent="false" fo:break-before="column" fo:padding="0cm" fo:border-left="none" fo:border-right="none" fo:border-top="0.99pt solid #000000" fo:border-bottom="none" style:join-border="false">
        <style:tab-stops/>
      </style:paragraph-properties>
      <style:text-properties fo:language="fr" fo:country="FR" fo:font-style="normal" officeooo:rsid="008207e7" officeooo:paragraph-rsid="0084f95a" style:font-style-asian="normal" style:font-style-complex="normal"/>
    </style:style>
    <style:style style:name="P23" style:family="paragraph" style:parent-style-name="Heading_20_1" style:master-page-name="Standard">
      <style:paragraph-properties style:page-number="auto" fo:padding-left="0cm" fo:padding-right="0cm" fo:padding-top="0cm" fo:padding-bottom="0.035cm" fo:border="none">
        <style:tab-stops>
          <style:tab-stop style:position="27.7cm" style:type="right"/>
        </style:tab-stops>
      </style:paragraph-properties>
    </style:style>
    <style:style style:name="P24" style:family="paragraph" style:parent-style-name="Standard" style:list-style-name="Exos">
      <style:text-properties fo:language="fr" fo:country="FR" fo:font-style="normal" officeooo:rsid="008207e7" officeooo:paragraph-rsid="008207e7" style:font-style-asian="normal" style:font-style-complex="normal"/>
    </style:style>
    <style:style style:name="P25" style:family="paragraph" style:parent-style-name="Standard" style:list-style-name="Exos">
      <style:text-properties fo:language="fr" fo:country="FR" fo:font-style="normal" officeooo:rsid="008207e7" officeooo:paragraph-rsid="0084f95a" style:font-style-asian="normal" style:font-style-complex="normal"/>
    </style:style>
    <style:style style:name="P26" style:family="paragraph" style:parent-style-name="Standard" style:list-style-name="Exos">
      <style:text-properties fo:language="fr" fo:country="FR" fo:font-style="normal" officeooo:rsid="0087ea38" officeooo:paragraph-rsid="0087ea38" style:font-style-asian="normal" style:font-style-complex="normal"/>
    </style:style>
    <style:style style:name="P27" style:family="paragraph" style:parent-style-name="Standard" style:list-style-name="Exos">
      <style:text-properties fo:language="fr" fo:country="FR" fo:font-style="normal" officeooo:rsid="0090be98" officeooo:paragraph-rsid="0090be98" style:font-style-asian="normal" style:font-style-complex="normal"/>
    </style:style>
    <style:style style:name="P28" style:family="paragraph" style:parent-style-name="Standard" style:list-style-name="Exos">
      <style:text-properties fo:language="fr" fo:country="FR" fo:font-style="normal" officeooo:rsid="008c8946" officeooo:paragraph-rsid="008c8946" style:font-style-asian="normal" style:font-style-complex="normal"/>
    </style:style>
    <style:style style:name="P29" style:family="paragraph" style:parent-style-name="Standard" style:list-style-name="Exos">
      <style:text-properties fo:language="fr" fo:country="FR" fo:font-style="normal" officeooo:rsid="008ea369" officeooo:paragraph-rsid="008ea369" style:font-style-asian="normal" style:font-style-complex="normal"/>
    </style:style>
    <style:style style:name="P30" style:family="paragraph" style:parent-style-name="Standard" style:list-style-name="Exos">
      <style:text-properties fo:language="fr" fo:country="FR" officeooo:rsid="0093a762" officeooo:paragraph-rsid="0093a762"/>
    </style:style>
    <style:style style:name="P31" style:family="paragraph" style:parent-style-name="Standard" style:list-style-name="Exos">
      <loext:graphic-properties draw:fill-gradient-name="gradient" draw:fill-hatch-name="hatch"/>
      <style:paragraph-properties fo:margin-left="0cm" fo:margin-right="0cm" fo:text-indent="0cm" style:auto-text-indent="false" fo:padding="0cm" fo:border="none" style:join-border="false">
        <style:tab-stops/>
      </style:paragraph-properties>
      <style:text-properties fo:language="fr" fo:country="FR" fo:font-style="normal" officeooo:rsid="00741816" officeooo:paragraph-rsid="008207e7" style:font-style-asian="normal" style:font-style-complex="normal"/>
    </style:style>
    <style:style style:name="P32" style:family="paragraph" style:parent-style-name="Standard" style:list-style-name="Exos">
      <loext:graphic-properties draw:fill-gradient-name="gradient" draw:fill-hatch-name="hatch"/>
      <style:paragraph-properties fo:margin-left="0cm" fo:margin-right="0cm" fo:text-indent="0cm" style:auto-text-indent="false" fo:padding="0cm" fo:border="none" style:join-border="false">
        <style:tab-stops/>
      </style:paragraph-properties>
      <style:text-properties fo:language="fr" fo:country="FR" fo:font-style="normal" officeooo:rsid="00741816" officeooo:paragraph-rsid="0084f95a" style:font-style-asian="normal" style:font-style-complex="normal"/>
    </style:style>
    <style:style style:name="P33" style:family="paragraph" style:parent-style-name="Standard">
      <loext:graphic-properties draw:fill-gradient-name="gradient" draw:fill-hatch-name="hatch"/>
      <style:paragraph-properties fo:padding="0.049cm" fo:border-left="none" fo:border-right="none" fo:border-top="0.99pt solid #000000" fo:border-bottom="none" style:join-border="false"/>
      <style:text-properties officeooo:paragraph-rsid="0083cf66"/>
    </style:style>
    <style:style style:name="T1" style:family="text">
      <style:text-properties fo:font-style="normal" officeooo:rsid="00741816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c8946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8ea369" style:font-style-asian="normal" style:font-weight-asian="normal" style:font-style-complex="normal" style:font-weight-complex="normal"/>
    </style:style>
    <style:style style:name="T5" style:family="text">
      <style:text-properties fo:language="fr" fo:country="FR"/>
    </style:style>
    <style:style style:name="T6" style:family="text">
      <style:text-properties fo:language="fr" fo:country="FR" fo:font-style="normal" officeooo:rsid="00735c2a" style:font-style-asian="normal" style:font-style-complex="normal"/>
    </style:style>
    <style:style style:name="T7" style:family="text">
      <style:text-properties fo:language="fr" fo:country="FR" fo:font-style="normal" officeooo:rsid="008207e7" style:font-style-asian="normal" style:font-style-complex="normal"/>
    </style:style>
    <style:style style:name="T8" style:family="text">
      <style:text-properties fo:language="fr" fo:country="FR" fo:font-style="normal" officeooo:rsid="0084b13d" style:font-style-asian="normal" style:font-style-complex="normal"/>
    </style:style>
    <style:style style:name="T9" style:family="text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language="fr" fo:country="FR" fo:font-style="normal" style:text-underline-style="none" fo:font-weight="normal" officeooo:rsid="00735c2a" style:font-style-asian="normal" style:font-weight-asian="normal" style:font-style-complex="normal" style:font-weight-complex="normal"/>
    </style:style>
    <style:style style:name="T11" style:family="text">
      <style:text-properties fo:language="fr" fo:country="FR" fo:font-style="normal" style:text-underline-style="none" fo:font-weight="normal" officeooo:rsid="008c8946" style:font-style-asian="normal" style:font-weight-asian="normal" style:font-style-complex="normal" style:font-weight-complex="normal"/>
    </style:style>
    <style:style style:name="T12" style:family="text">
      <style:text-properties fo:language="fr" fo:country="FR" fo:font-style="normal" style:text-underline-style="none" fo:font-weight="normal" officeooo:rsid="00985a3c" style:font-style-asian="normal" style:font-weight-asian="normal" style:font-style-complex="normal" style:font-weight-complex="normal"/>
    </style:style>
    <style:style style:name="T13" style:family="text">
      <style:text-properties fo:language="fr" fo:country="FR" fo:font-style="normal" style:text-underline-style="none" fo:font-weight="normal" officeooo:rsid="0091184b" style:font-style-asian="normal" style:font-weight-asian="normal" style:font-style-complex="normal" style:font-weight-complex="normal"/>
    </style:style>
    <style:style style:name="T14" style:family="text">
      <style:text-properties fo:language="fr" fo:country="FR" fo:font-style="normal" style:text-underline-style="none" fo:font-weight="normal" officeooo:rsid="0092b678" style:font-style-asian="normal" style:font-weight-asian="normal" style:font-style-complex="normal" style:font-weight-complex="normal"/>
    </style:style>
    <style:style style:name="T15" style:family="text">
      <style:text-properties fo:language="fr" fo:country="FR" fo:font-style="normal" style:text-underline-style="none" fo:font-weight="normal" officeooo:rsid="0099c64c" style:font-style-asian="normal" style:font-weight-asian="normal" style:font-style-complex="normal" style:font-weight-complex="normal"/>
    </style:style>
    <style:style style:name="T16" style:family="text">
      <style:text-properties fo:language="fr" fo:country="FR" officeooo:rsid="008207e7"/>
    </style:style>
    <style:style style:name="T17" style:family="text">
      <style:text-properties fo:language="fr" fo:country="FR" officeooo:rsid="009714f9"/>
    </style:style>
    <style:style style:name="T18" style:family="text">
      <style:text-properties fo:language="fr" fo:country="FR" officeooo:rsid="00465d1a"/>
    </style:style>
    <style:style style:name="T19" style:family="text">
      <style:text-properties officeooo:rsid="008207e7"/>
    </style:style>
    <style:style style:name="T20" style:family="text">
      <style:text-properties style:text-underline-style="none" fo:font-weight="normal" officeooo:rsid="008207e7" style:font-weight-asian="normal" style:font-weight-complex="normal"/>
    </style:style>
    <style:style style:name="T21" style:family="text">
      <style:text-properties style:text-underline-style="none" fo:font-weight="normal" officeooo:rsid="0084f95a" style:font-weight-asian="normal" style:font-weight-complex="normal"/>
    </style:style>
    <style:style style:name="T22" style:family="text">
      <style:text-properties style:text-underline-style="none" fo:font-weight="normal" officeooo:rsid="00862058" style:font-weight-asian="normal" style:font-weight-complex="normal"/>
    </style:style>
    <style:style style:name="T23" style:family="text">
      <style:text-properties style:text-underline-style="none" fo:font-weight="normal" officeooo:rsid="008b4571" style:font-weight-asian="normal" style:font-weight-complex="normal"/>
    </style:style>
    <style:style style:name="T24" style:family="text">
      <style:text-properties officeooo:rsid="0084b13d"/>
    </style:style>
    <style:style style:name="T25" style:family="text">
      <style:text-properties style:font-name="Times New Roman1" style:font-name-asian="Times New Roman" style:font-name-complex="Times New Roman"/>
    </style:style>
    <style:style style:name="T26" style:family="text">
      <style:text-properties style:font-name="Times New Roman1" officeooo:rsid="0084f95a" style:font-name-asian="Times New Roman" style:font-name-complex="Times New Roman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style:font-name-asian="Times New Roman" style:font-name-complex="Times New Roman"/>
    </style:style>
    <style:style style:name="T29" style:family="text">
      <style:text-properties style:font-name="Times New Roman" officeooo:rsid="0084f95a" style:font-name-asian="Times New Roman" style:font-name-complex="Times New Roman"/>
    </style:style>
    <style:style style:name="T30" style:family="text">
      <style:text-properties officeooo:rsid="0084f95a"/>
    </style:style>
    <style:style style:name="T31" style:family="text">
      <style:text-properties officeooo:rsid="008fff03"/>
    </style:style>
    <style:style style:name="T32" style:family="text">
      <style:text-properties officeooo:rsid="0090be98"/>
    </style:style>
    <style:style style:name="T33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Courier New" fo:language="fr" fo:country="FR" fo:font-style="normal" style:text-underline-style="none" fo:font-weight="normal" officeooo:rsid="0092b678" style:font-style-asian="normal" style:font-weight-asian="normal" style:font-style-complex="normal" style:font-weight-complex="normal"/>
    </style:style>
    <style:style style:name="T35" style:family="text">
      <style:text-properties officeooo:rsid="00985a3c"/>
    </style:style>
    <style:style style:name="T36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text-transform="uppercase" style:use-window-font-color="true" style:font-name="Arial" fo:font-size="14pt" fo:language="fr" fo:country="FR" fo:font-weight="bold" officeooo:rsid="00a40dff" style:font-name-asian="Times New Roman" style:font-size-asian="20pt" style:font-weight-asian="bold" style:font-name-complex="Arial" style:font-size-complex="12pt" style:language-complex="ar" style:country-complex="SA" style:font-weight-complex="bold"/>
    </style:style>
    <style:style style:name="T38" style:family="text">
      <style:text-properties officeooo:rsid="00a46a3d"/>
    </style:style>
    <style:style style:name="T39" style:family="text">
      <style:text-properties officeooo:rsid="0083cf66"/>
    </style:style>
    <style:style style:name="T40" style:family="text">
      <style:text-properties style:use-window-font-color="true" style:font-name="Times New Roman" fo:font-size="10pt" officeooo:rsid="00a46a3d" style:font-name-asian="Times New Roman" style:font-size-asian="12pt" style:font-name-complex="Times New Roman" style:font-size-complex="12pt" style:language-complex="ar" style:country-complex="SA"/>
    </style:style>
    <style:style style:name="Sect1" style:family="section">
      <style:section-properties text:dont-balance-text-columns="tru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span text:style-name="T16">Cod</text:span><text:span text:style-name="T17">er </text:span><text:span text:style-name="T16">un texte en</text:span><text:span text:style-name="T18"> binaire</text:span><text:span text:style-name="T5"><text:tab/></text:span><text:span text:style-name="T37">5</text:span><text:span text:style-name="T5">.</text:span><text:span text:style-name="T37">2</text:span></text:h>
      <text:p text:style-name="P1"/>
      <text:section text:style-name="Sect1" text:name="Section1">
        <text:p text:style-name="P33"><text:span text:style-name="T39">Dans les exercices qui suivent, on s’aider</text:span><text:span text:style-name="T38">a uniquement</text:span><text:span text:style-name="T39"> d</text:span><text:span text:style-name="T40">e l’extrait de la</text:span><text:span text:style-name="T39"> table ISO 8859-1 ci-dessous :</text:span></text:p>
        <table:table table:name="Tableau1" table:style-name="Tableau1">
          <table:table-column table:style-name="Tableau1.A"/>
          <table:table-column table:style-name="Tableau1.B" table:number-columns-repeated="3"/>
          <table:table-column table:style-name="Tableau1.E"/>
          <table:table-column table:style-name="Tableau1.B" table:number-columns-repeated="11"/>
          <table:table-column table:style-name="Tableau1.Q"/>
          <table:table-row table:style-name="Tableau1.1">
            <table:table-cell table:style-name="Tableau1.A1" office:value-type="string">
              <text:p text:style-name="P2"/>
            </table:table-cell>
            <table:table-cell table:style-name="Tableau1.A1" office:value-type="string">
              <text:p text:style-name="P2">0</text:p>
            </table:table-cell>
            <table:table-cell table:style-name="Tableau1.A1" office:value-type="string">
              <text:p text:style-name="P2">1</text:p>
            </table:table-cell>
            <table:table-cell table:style-name="Tableau1.A1" office:value-type="string">
              <text:p text:style-name="P2">2</text:p>
            </table:table-cell>
            <table:table-cell table:style-name="Tableau1.A1" office:value-type="string">
              <text:p text:style-name="P2">3</text:p>
            </table:table-cell>
            <table:table-cell table:style-name="Tableau1.A1" office:value-type="string">
              <text:p text:style-name="P2">4</text:p>
            </table:table-cell>
            <table:table-cell table:style-name="Tableau1.A1" office:value-type="string">
              <text:p text:style-name="P2">5</text:p>
            </table:table-cell>
            <table:table-cell table:style-name="Tableau1.A1" office:value-type="string">
              <text:p text:style-name="P2">6</text:p>
            </table:table-cell>
            <table:table-cell table:style-name="Tableau1.A1" office:value-type="string">
              <text:p text:style-name="P2">7</text:p>
            </table:table-cell>
            <table:table-cell table:style-name="Tableau1.A1" office:value-type="string">
              <text:p text:style-name="P2">8</text:p>
            </table:table-cell>
            <table:table-cell table:style-name="Tableau1.A1" office:value-type="string">
              <text:p text:style-name="P2">9</text:p>
            </table:table-cell>
            <table:table-cell table:style-name="Tableau1.A1" office:value-type="string">
              <text:p text:style-name="P2">A</text:p>
            </table:table-cell>
            <table:table-cell table:style-name="Tableau1.A1" office:value-type="string">
              <text:p text:style-name="P2">B</text:p>
            </table:table-cell>
            <table:table-cell table:style-name="Tableau1.A1" office:value-type="string">
              <text:p text:style-name="P2">C</text:p>
            </table:table-cell>
            <table:table-cell table:style-name="Tableau1.A1" office:value-type="string">
              <text:p text:style-name="P2">D</text:p>
            </table:table-cell>
            <table:table-cell table:style-name="Tableau1.A1" office:value-type="string">
              <text:p text:style-name="P2">E</text:p>
            </table:table-cell>
            <table:table-cell table:style-name="Tableau1.Q1" office:value-type="string">
              <text:p text:style-name="P2">F</text:p>
            </table:table-cell>
          </table:table-row>
          <table:table-row table:style-name="Tableau1.1">
            <table:table-cell table:style-name="Tableau1.A2" office:value-type="string">
              <text:p text:style-name="P2">2</text:p>
            </table:table-cell>
            <table:table-cell table:style-name="Tableau1.B2" office:value-type="string">
              <text:p text:style-name="P2"/>
            </table:table-cell>
            <table:table-cell table:style-name="Tableau1.C2" office:value-type="string">
              <text:p text:style-name="P2">!</text:p>
            </table:table-cell>
            <table:table-cell table:style-name="Tableau1.D2" office:value-type="string">
              <text:p text:style-name="P2">"</text:p>
            </table:table-cell>
            <table:table-cell table:style-name="Tableau1.E2" office:value-type="string">
              <text:p text:style-name="P2">#</text:p>
            </table:table-cell>
            <table:table-cell table:style-name="Tableau1.F2" office:value-type="string">
              <text:p text:style-name="P2">$</text:p>
            </table:table-cell>
            <table:table-cell table:style-name="Tableau1.G2" office:value-type="string">
              <text:p text:style-name="P2">%</text:p>
            </table:table-cell>
            <table:table-cell table:style-name="Tableau1.H2" office:value-type="string">
              <text:p text:style-name="P2">&amp;</text:p>
            </table:table-cell>
            <table:table-cell table:style-name="Tableau1.I2" office:value-type="string">
              <text:p text:style-name="P2">'</text:p>
            </table:table-cell>
            <table:table-cell table:style-name="Tableau1.J2" office:value-type="string">
              <text:p text:style-name="P2">(</text:p>
            </table:table-cell>
            <table:table-cell table:style-name="Tableau1.K2" office:value-type="string">
              <text:p text:style-name="P2">)</text:p>
            </table:table-cell>
            <table:table-cell table:style-name="Tableau1.L2" office:value-type="string">
              <text:p text:style-name="P2">*</text:p>
            </table:table-cell>
            <table:table-cell table:style-name="Tableau1.M2" office:value-type="string">
              <text:p text:style-name="P2">+</text:p>
            </table:table-cell>
            <table:table-cell table:style-name="Tableau1.N2" office:value-type="string">
              <text:p text:style-name="P2">,</text:p>
            </table:table-cell>
            <table:table-cell table:style-name="Tableau1.O2" office:value-type="string">
              <text:p text:style-name="P2">-</text:p>
            </table:table-cell>
            <table:table-cell table:style-name="Tableau1.P2" office:value-type="string">
              <text:p text:style-name="P2">.</text:p>
            </table:table-cell>
            <table:table-cell table:style-name="Tableau1.Q2" office:value-type="string">
              <text:p text:style-name="P2">/</text:p>
            </table:table-cell>
          </table:table-row>
          <table:table-row table:style-name="Tableau1.1">
            <table:table-cell table:style-name="Tableau1.A2" office:value-type="string">
              <text:p text:style-name="P2">3</text:p>
            </table:table-cell>
            <table:table-cell table:style-name="Tableau1.B3" office:value-type="string">
              <text:p text:style-name="P2">0</text:p>
            </table:table-cell>
            <table:table-cell table:style-name="Tableau1.C3" office:value-type="string">
              <text:p text:style-name="P2">1</text:p>
            </table:table-cell>
            <table:table-cell table:style-name="Tableau1.D3" office:value-type="string">
              <text:p text:style-name="P2">2</text:p>
            </table:table-cell>
            <table:table-cell table:style-name="Tableau1.E3" office:value-type="string">
              <text:p text:style-name="P2">3</text:p>
            </table:table-cell>
            <table:table-cell table:style-name="Tableau1.F3" office:value-type="string">
              <text:p text:style-name="P2">4</text:p>
            </table:table-cell>
            <table:table-cell table:style-name="Tableau1.G3" office:value-type="string">
              <text:p text:style-name="P2">5</text:p>
            </table:table-cell>
            <table:table-cell table:style-name="Tableau1.H3" office:value-type="string">
              <text:p text:style-name="P2">6</text:p>
            </table:table-cell>
            <table:table-cell table:style-name="Tableau1.I3" office:value-type="string">
              <text:p text:style-name="P2">7</text:p>
            </table:table-cell>
            <table:table-cell table:style-name="Tableau1.J3" office:value-type="string">
              <text:p text:style-name="P2">8</text:p>
            </table:table-cell>
            <table:table-cell table:style-name="Tableau1.K3" office:value-type="string">
              <text:p text:style-name="P2">9</text:p>
            </table:table-cell>
            <table:table-cell table:style-name="Tableau1.L3" office:value-type="string">
              <text:p text:style-name="P2">:</text:p>
            </table:table-cell>
            <table:table-cell table:style-name="Tableau1.M3" office:value-type="string">
              <text:p text:style-name="P2">;</text:p>
            </table:table-cell>
            <table:table-cell table:style-name="Tableau1.N3" office:value-type="string">
              <text:p text:style-name="P2">&lt;</text:p>
            </table:table-cell>
            <table:table-cell table:style-name="Tableau1.O3" office:value-type="string">
              <text:p text:style-name="P2">=</text:p>
            </table:table-cell>
            <table:table-cell table:style-name="Tableau1.P3" office:value-type="string">
              <text:p text:style-name="P2">&gt;</text:p>
            </table:table-cell>
            <table:table-cell table:style-name="Tableau1.Q3" office:value-type="string">
              <text:p text:style-name="P2">?</text:p>
            </table:table-cell>
          </table:table-row>
          <table:table-row table:style-name="Tableau1.1">
            <table:table-cell table:style-name="Tableau1.A2" office:value-type="string">
              <text:p text:style-name="P2">4</text:p>
            </table:table-cell>
            <table:table-cell table:style-name="Tableau1.B4" office:value-type="string">
              <text:p text:style-name="P2">@</text:p>
            </table:table-cell>
            <table:table-cell table:style-name="Tableau1.C4" office:value-type="string">
              <text:p text:style-name="P2">A</text:p>
            </table:table-cell>
            <table:table-cell table:style-name="Tableau1.D4" office:value-type="string">
              <text:p text:style-name="P2">B</text:p>
            </table:table-cell>
            <table:table-cell table:style-name="Tableau1.E4" office:value-type="string">
              <text:p text:style-name="P2">C</text:p>
            </table:table-cell>
            <table:table-cell table:style-name="Tableau1.F4" office:value-type="string">
              <text:p text:style-name="P2">D</text:p>
            </table:table-cell>
            <table:table-cell table:style-name="Tableau1.G4" office:value-type="string">
              <text:p text:style-name="P2">E</text:p>
            </table:table-cell>
            <table:table-cell table:style-name="Tableau1.H4" office:value-type="string">
              <text:p text:style-name="P2">F</text:p>
            </table:table-cell>
            <table:table-cell table:style-name="Tableau1.I4" office:value-type="string">
              <text:p text:style-name="P2">G</text:p>
            </table:table-cell>
            <table:table-cell table:style-name="Tableau1.J4" office:value-type="string">
              <text:p text:style-name="P2">H</text:p>
            </table:table-cell>
            <table:table-cell table:style-name="Tableau1.K4" office:value-type="string">
              <text:p text:style-name="P2">I</text:p>
            </table:table-cell>
            <table:table-cell table:style-name="Tableau1.L4" office:value-type="string">
              <text:p text:style-name="P2">J</text:p>
            </table:table-cell>
            <table:table-cell table:style-name="Tableau1.M4" office:value-type="string">
              <text:p text:style-name="P2">K</text:p>
            </table:table-cell>
            <table:table-cell table:style-name="Tableau1.N4" office:value-type="string">
              <text:p text:style-name="P2">L</text:p>
            </table:table-cell>
            <table:table-cell table:style-name="Tableau1.O4" office:value-type="string">
              <text:p text:style-name="P2">M</text:p>
            </table:table-cell>
            <table:table-cell table:style-name="Tableau1.P4" office:value-type="string">
              <text:p text:style-name="P2">N</text:p>
            </table:table-cell>
            <table:table-cell table:style-name="Tableau1.Q4" office:value-type="string">
              <text:p text:style-name="P2">O</text:p>
            </table:table-cell>
          </table:table-row>
          <table:table-row table:style-name="Tableau1.1">
            <table:table-cell table:style-name="Tableau1.A2" office:value-type="string">
              <text:p text:style-name="P2">5</text:p>
            </table:table-cell>
            <table:table-cell table:style-name="Tableau1.B5" office:value-type="string">
              <text:p text:style-name="P2">P</text:p>
            </table:table-cell>
            <table:table-cell table:style-name="Tableau1.C5" office:value-type="string">
              <text:p text:style-name="P2">Q</text:p>
            </table:table-cell>
            <table:table-cell table:style-name="Tableau1.D5" office:value-type="string">
              <text:p text:style-name="P2">R</text:p>
            </table:table-cell>
            <table:table-cell table:style-name="Tableau1.E5" office:value-type="string">
              <text:p text:style-name="P2">S</text:p>
            </table:table-cell>
            <table:table-cell table:style-name="Tableau1.F5" office:value-type="string">
              <text:p text:style-name="P2">T</text:p>
            </table:table-cell>
            <table:table-cell table:style-name="Tableau1.G5" office:value-type="string">
              <text:p text:style-name="P2">U</text:p>
            </table:table-cell>
            <table:table-cell table:style-name="Tableau1.H5" office:value-type="string">
              <text:p text:style-name="P2">V</text:p>
            </table:table-cell>
            <table:table-cell table:style-name="Tableau1.I5" office:value-type="string">
              <text:p text:style-name="P2">W</text:p>
            </table:table-cell>
            <table:table-cell table:style-name="Tableau1.J5" office:value-type="string">
              <text:p text:style-name="P2">X</text:p>
            </table:table-cell>
            <table:table-cell table:style-name="Tableau1.K5" office:value-type="string">
              <text:p text:style-name="P2">Y</text:p>
            </table:table-cell>
            <table:table-cell table:style-name="Tableau1.L5" office:value-type="string">
              <text:p text:style-name="P2">Z</text:p>
            </table:table-cell>
            <table:table-cell table:style-name="Tableau1.M5" office:value-type="string">
              <text:p text:style-name="P2">[</text:p>
            </table:table-cell>
            <table:table-cell table:style-name="Tableau1.N5" office:value-type="string">
              <text:p text:style-name="P2">\</text:p>
            </table:table-cell>
            <table:table-cell table:style-name="Tableau1.O5" office:value-type="string">
              <text:p text:style-name="P2">]</text:p>
            </table:table-cell>
            <table:table-cell table:style-name="Tableau1.P5" office:value-type="string">
              <text:p text:style-name="P2">^</text:p>
            </table:table-cell>
            <table:table-cell table:style-name="Tableau1.Q5" office:value-type="string">
              <text:p text:style-name="P2">_</text:p>
            </table:table-cell>
          </table:table-row>
          <table:table-row table:style-name="Tableau1.1">
            <table:table-cell table:style-name="Tableau1.A2" office:value-type="string">
              <text:p text:style-name="P2">6</text:p>
            </table:table-cell>
            <table:table-cell table:style-name="Tableau1.B6" office:value-type="string">
              <text:p text:style-name="P2">`</text:p>
            </table:table-cell>
            <table:table-cell table:style-name="Tableau1.C6" office:value-type="string">
              <text:p text:style-name="P2">a</text:p>
            </table:table-cell>
            <table:table-cell table:style-name="Tableau1.D6" office:value-type="string">
              <text:p text:style-name="P2">b</text:p>
            </table:table-cell>
            <table:table-cell table:style-name="Tableau1.E6" office:value-type="string">
              <text:p text:style-name="P2">c</text:p>
            </table:table-cell>
            <table:table-cell table:style-name="Tableau1.F6" office:value-type="string">
              <text:p text:style-name="P2">d</text:p>
            </table:table-cell>
            <table:table-cell table:style-name="Tableau1.G6" office:value-type="string">
              <text:p text:style-name="P2">e</text:p>
            </table:table-cell>
            <table:table-cell table:style-name="Tableau1.H6" office:value-type="string">
              <text:p text:style-name="P2">f</text:p>
            </table:table-cell>
            <table:table-cell table:style-name="Tableau1.I6" office:value-type="string">
              <text:p text:style-name="P2">g</text:p>
            </table:table-cell>
            <table:table-cell table:style-name="Tableau1.J6" office:value-type="string">
              <text:p text:style-name="P2">h</text:p>
            </table:table-cell>
            <table:table-cell table:style-name="Tableau1.K6" office:value-type="string">
              <text:p text:style-name="P2">i</text:p>
            </table:table-cell>
            <table:table-cell table:style-name="Tableau1.L6" office:value-type="string">
              <text:p text:style-name="P2">j</text:p>
            </table:table-cell>
            <table:table-cell table:style-name="Tableau1.M6" office:value-type="string">
              <text:p text:style-name="P2">k</text:p>
            </table:table-cell>
            <table:table-cell table:style-name="Tableau1.N6" office:value-type="string">
              <text:p text:style-name="P2">l</text:p>
            </table:table-cell>
            <table:table-cell table:style-name="Tableau1.O6" office:value-type="string">
              <text:p text:style-name="P2">m</text:p>
            </table:table-cell>
            <table:table-cell table:style-name="Tableau1.P6" office:value-type="string">
              <text:p text:style-name="P2">n</text:p>
            </table:table-cell>
            <table:table-cell table:style-name="Tableau1.Q6" office:value-type="string">
              <text:p text:style-name="P2">o</text:p>
            </table:table-cell>
          </table:table-row>
          <table:table-row table:style-name="Tableau1.1">
            <table:table-cell table:style-name="Tableau1.A2" office:value-type="string">
              <text:p text:style-name="P2">7</text:p>
            </table:table-cell>
            <table:table-cell table:style-name="Tableau1.B7" office:value-type="string">
              <text:p text:style-name="P2">p</text:p>
            </table:table-cell>
            <table:table-cell table:style-name="Tableau1.C7" office:value-type="string">
              <text:p text:style-name="P2">q</text:p>
            </table:table-cell>
            <table:table-cell table:style-name="Tableau1.D7" office:value-type="string">
              <text:p text:style-name="P2">r</text:p>
            </table:table-cell>
            <table:table-cell table:style-name="Tableau1.E7" office:value-type="string">
              <text:p text:style-name="P2">s</text:p>
            </table:table-cell>
            <table:table-cell table:style-name="Tableau1.F7" office:value-type="string">
              <text:p text:style-name="P2">t</text:p>
            </table:table-cell>
            <table:table-cell table:style-name="Tableau1.G7" office:value-type="string">
              <text:p text:style-name="P2">u</text:p>
            </table:table-cell>
            <table:table-cell table:style-name="Tableau1.H7" office:value-type="string">
              <text:p text:style-name="P2">v</text:p>
            </table:table-cell>
            <table:table-cell table:style-name="Tableau1.I7" office:value-type="string">
              <text:p text:style-name="P2">w</text:p>
            </table:table-cell>
            <table:table-cell table:style-name="Tableau1.J7" office:value-type="string">
              <text:p text:style-name="P2">x</text:p>
            </table:table-cell>
            <table:table-cell table:style-name="Tableau1.K7" office:value-type="string">
              <text:p text:style-name="P2">y</text:p>
            </table:table-cell>
            <table:table-cell table:style-name="Tableau1.L7" office:value-type="string">
              <text:p text:style-name="P2">z</text:p>
            </table:table-cell>
            <table:table-cell table:style-name="Tableau1.M7" office:value-type="string">
              <text:p text:style-name="P2">{</text:p>
            </table:table-cell>
            <table:table-cell table:style-name="Tableau1.N7" office:value-type="string">
              <text:p text:style-name="P2">|</text:p>
            </table:table-cell>
            <table:table-cell table:style-name="Tableau1.O7" office:value-type="string">
              <text:p text:style-name="P2">}</text:p>
            </table:table-cell>
            <table:table-cell table:style-name="Tableau1.P7" office:value-type="string">
              <text:p text:style-name="P2">~</text:p>
            </table:table-cell>
            <table:table-cell table:style-name="Tableau1.Q7" office:value-type="string">
              <text:p text:style-name="P2">DEL</text:p>
            </table:table-cell>
          </table:table-row>
          <table:table-row table:style-name="Tableau1.1">
            <table:table-cell table:style-name="Tableau1.A2" office:value-type="string">
              <text:p text:style-name="P2">A</text:p>
            </table:table-cell>
            <table:table-cell table:style-name="Tableau1.B8" office:value-type="string">
              <text:p text:style-name="P2"/>
            </table:table-cell>
            <table:table-cell table:style-name="Tableau1.C8" office:value-type="string">
              <text:p text:style-name="P2">¡ </text:p>
            </table:table-cell>
            <table:table-cell table:style-name="Tableau1.D8" office:value-type="string">
              <text:p text:style-name="P2">¢ </text:p>
            </table:table-cell>
            <table:table-cell table:style-name="Tableau1.E8" office:value-type="string">
              <text:p text:style-name="P2">£ </text:p>
            </table:table-cell>
            <table:table-cell table:style-name="Tableau1.F8" office:value-type="string">
              <text:p text:style-name="P2">¤ </text:p>
            </table:table-cell>
            <table:table-cell table:style-name="Tableau1.G8" office:value-type="string">
              <text:p text:style-name="P2">¥ </text:p>
            </table:table-cell>
            <table:table-cell table:style-name="Tableau1.H8" office:value-type="string">
              <text:p text:style-name="P2">¦ </text:p>
            </table:table-cell>
            <table:table-cell table:style-name="Tableau1.I8" office:value-type="string">
              <text:p text:style-name="P2">§ </text:p>
            </table:table-cell>
            <table:table-cell table:style-name="Tableau1.J8" office:value-type="string">
              <text:p text:style-name="P2">¨ </text:p>
            </table:table-cell>
            <table:table-cell table:style-name="Tableau1.K8" office:value-type="string">
              <text:p text:style-name="P2">© </text:p>
            </table:table-cell>
            <table:table-cell table:style-name="Tableau1.L8" office:value-type="string">
              <text:p text:style-name="P2">ª </text:p>
            </table:table-cell>
            <table:table-cell table:style-name="Tableau1.M8" office:value-type="string">
              <text:p text:style-name="P2">« </text:p>
            </table:table-cell>
            <table:table-cell table:style-name="Tableau1.N8" office:value-type="string">
              <text:p text:style-name="P2">¬ </text:p>
            </table:table-cell>
            <table:table-cell table:style-name="Tableau1.O8" office:value-type="string">
              <text:p text:style-name="P2">-</text:p>
            </table:table-cell>
            <table:table-cell table:style-name="Tableau1.P8" office:value-type="string">
              <text:p text:style-name="P2">® </text:p>
            </table:table-cell>
            <table:table-cell table:style-name="Tableau1.Q8" office:value-type="string">
              <text:p text:style-name="P2">¯</text:p>
            </table:table-cell>
          </table:table-row>
          <table:table-row table:style-name="Tableau1.1">
            <table:table-cell table:style-name="Tableau1.A2" office:value-type="string">
              <text:p text:style-name="P2">B</text:p>
            </table:table-cell>
            <table:table-cell table:style-name="Tableau1.B9" office:value-type="string">
              <text:p text:style-name="P2">° </text:p>
            </table:table-cell>
            <table:table-cell table:style-name="Tableau1.C9" office:value-type="string">
              <text:p text:style-name="P2">± </text:p>
            </table:table-cell>
            <table:table-cell table:style-name="Tableau1.D9" office:value-type="string">
              <text:p text:style-name="P2">² </text:p>
            </table:table-cell>
            <table:table-cell table:style-name="Tableau1.E9" office:value-type="string">
              <text:p text:style-name="P2">³ </text:p>
            </table:table-cell>
            <table:table-cell table:style-name="Tableau1.F9" office:value-type="string">
              <text:p text:style-name="P2">´ </text:p>
            </table:table-cell>
            <table:table-cell table:style-name="Tableau1.G9" office:value-type="string">
              <text:p text:style-name="P2">µ </text:p>
            </table:table-cell>
            <table:table-cell table:style-name="Tableau1.H9" office:value-type="string">
              <text:p text:style-name="P2">¶ </text:p>
            </table:table-cell>
            <table:table-cell table:style-name="Tableau1.I9" office:value-type="string">
              <text:p text:style-name="P2">· </text:p>
            </table:table-cell>
            <table:table-cell table:style-name="Tableau1.J9" office:value-type="string">
              <text:p text:style-name="P2">¸ </text:p>
            </table:table-cell>
            <table:table-cell table:style-name="Tableau1.K9" office:value-type="string">
              <text:p text:style-name="P2">¹ </text:p>
            </table:table-cell>
            <table:table-cell table:style-name="Tableau1.L9" office:value-type="string">
              <text:p text:style-name="P2">º </text:p>
            </table:table-cell>
            <table:table-cell table:style-name="Tableau1.M9" office:value-type="string">
              <text:p text:style-name="P2">» </text:p>
            </table:table-cell>
            <table:table-cell table:style-name="Tableau1.N9" office:value-type="string">
              <text:p text:style-name="P2">¼ </text:p>
            </table:table-cell>
            <table:table-cell table:style-name="Tableau1.O9" office:value-type="string">
              <text:p text:style-name="P2">½ </text:p>
            </table:table-cell>
            <table:table-cell table:style-name="Tableau1.P9" office:value-type="string">
              <text:p text:style-name="P2">¾ </text:p>
            </table:table-cell>
            <table:table-cell table:style-name="Tableau1.Q9" office:value-type="string">
              <text:p text:style-name="P2">¿</text:p>
            </table:table-cell>
          </table:table-row>
          <table:table-row table:style-name="Tableau1.1">
            <table:table-cell table:style-name="Tableau1.A2" office:value-type="string">
              <text:p text:style-name="P2">C</text:p>
            </table:table-cell>
            <table:table-cell table:style-name="Tableau1.B10" office:value-type="string">
              <text:p text:style-name="P2">À </text:p>
            </table:table-cell>
            <table:table-cell table:style-name="Tableau1.C10" office:value-type="string">
              <text:p text:style-name="P2">Á </text:p>
            </table:table-cell>
            <table:table-cell table:style-name="Tableau1.D10" office:value-type="string">
              <text:p text:style-name="P2">Â </text:p>
            </table:table-cell>
            <table:table-cell table:style-name="Tableau1.E10" office:value-type="string">
              <text:p text:style-name="P2">Ã </text:p>
            </table:table-cell>
            <table:table-cell table:style-name="Tableau1.F10" office:value-type="string">
              <text:p text:style-name="P2">Ä </text:p>
            </table:table-cell>
            <table:table-cell table:style-name="Tableau1.G10" office:value-type="string">
              <text:p text:style-name="P2">Å </text:p>
            </table:table-cell>
            <table:table-cell table:style-name="Tableau1.H10" office:value-type="string">
              <text:p text:style-name="P2">Æ </text:p>
            </table:table-cell>
            <table:table-cell table:style-name="Tableau1.I10" office:value-type="string">
              <text:p text:style-name="P2">Ç </text:p>
            </table:table-cell>
            <table:table-cell table:style-name="Tableau1.J10" office:value-type="string">
              <text:p text:style-name="P2">È </text:p>
            </table:table-cell>
            <table:table-cell table:style-name="Tableau1.K10" office:value-type="string">
              <text:p text:style-name="P2">É </text:p>
            </table:table-cell>
            <table:table-cell table:style-name="Tableau1.L10" office:value-type="string">
              <text:p text:style-name="P2">Ê </text:p>
            </table:table-cell>
            <table:table-cell table:style-name="Tableau1.M10" office:value-type="string">
              <text:p text:style-name="P2">Ë </text:p>
            </table:table-cell>
            <table:table-cell table:style-name="Tableau1.N10" office:value-type="string">
              <text:p text:style-name="P2">Ì </text:p>
            </table:table-cell>
            <table:table-cell table:style-name="Tableau1.O10" office:value-type="string">
              <text:p text:style-name="P2">Í </text:p>
            </table:table-cell>
            <table:table-cell table:style-name="Tableau1.P10" office:value-type="string">
              <text:p text:style-name="P2">Î </text:p>
            </table:table-cell>
            <table:table-cell table:style-name="Tableau1.Q10" office:value-type="string">
              <text:p text:style-name="P2">Ï</text:p>
            </table:table-cell>
          </table:table-row>
          <table:table-row table:style-name="Tableau1.1">
            <table:table-cell table:style-name="Tableau1.A2" office:value-type="string">
              <text:p text:style-name="P2">D</text:p>
            </table:table-cell>
            <table:table-cell table:style-name="Tableau1.B11" office:value-type="string">
              <text:p text:style-name="P2">Ð </text:p>
            </table:table-cell>
            <table:table-cell table:style-name="Tableau1.C11" office:value-type="string">
              <text:p text:style-name="P2">Ñ </text:p>
            </table:table-cell>
            <table:table-cell table:style-name="Tableau1.D11" office:value-type="string">
              <text:p text:style-name="P2">Ò </text:p>
            </table:table-cell>
            <table:table-cell table:style-name="Tableau1.E11" office:value-type="string">
              <text:p text:style-name="P2">Ó </text:p>
            </table:table-cell>
            <table:table-cell table:style-name="Tableau1.F11" office:value-type="string">
              <text:p text:style-name="P2">Ô </text:p>
            </table:table-cell>
            <table:table-cell table:style-name="Tableau1.G11" office:value-type="string">
              <text:p text:style-name="P2">Õ </text:p>
            </table:table-cell>
            <table:table-cell table:style-name="Tableau1.H11" office:value-type="string">
              <text:p text:style-name="P2">Ö </text:p>
            </table:table-cell>
            <table:table-cell table:style-name="Tableau1.I11" office:value-type="string">
              <text:p text:style-name="P2">× </text:p>
            </table:table-cell>
            <table:table-cell table:style-name="Tableau1.J11" office:value-type="string">
              <text:p text:style-name="P2">Ø </text:p>
            </table:table-cell>
            <table:table-cell table:style-name="Tableau1.K11" office:value-type="string">
              <text:p text:style-name="P2">Ù </text:p>
            </table:table-cell>
            <table:table-cell table:style-name="Tableau1.L11" office:value-type="string">
              <text:p text:style-name="P2">Ú </text:p>
            </table:table-cell>
            <table:table-cell table:style-name="Tableau1.M11" office:value-type="string">
              <text:p text:style-name="P2">Û </text:p>
            </table:table-cell>
            <table:table-cell table:style-name="Tableau1.N11" office:value-type="string">
              <text:p text:style-name="P2">Ü </text:p>
            </table:table-cell>
            <table:table-cell table:style-name="Tableau1.O11" office:value-type="string">
              <text:p text:style-name="P2">Ý </text:p>
            </table:table-cell>
            <table:table-cell table:style-name="Tableau1.P11" office:value-type="string">
              <text:p text:style-name="P2">Þ </text:p>
            </table:table-cell>
            <table:table-cell table:style-name="Tableau1.Q11" office:value-type="string">
              <text:p text:style-name="P2">ß</text:p>
            </table:table-cell>
          </table:table-row>
          <table:table-row table:style-name="Tableau1.1">
            <table:table-cell table:style-name="Tableau1.A2" office:value-type="string">
              <text:p text:style-name="P2">E</text:p>
            </table:table-cell>
            <table:table-cell table:style-name="Tableau1.B12" office:value-type="string">
              <text:p text:style-name="P2">à </text:p>
            </table:table-cell>
            <table:table-cell table:style-name="Tableau1.C12" office:value-type="string">
              <text:p text:style-name="P2">á </text:p>
            </table:table-cell>
            <table:table-cell table:style-name="Tableau1.D12" office:value-type="string">
              <text:p text:style-name="P2">â </text:p>
            </table:table-cell>
            <table:table-cell table:style-name="Tableau1.E12" office:value-type="string">
              <text:p text:style-name="P2">ã </text:p>
            </table:table-cell>
            <table:table-cell table:style-name="Tableau1.F12" office:value-type="string">
              <text:p text:style-name="P2">ä </text:p>
            </table:table-cell>
            <table:table-cell table:style-name="Tableau1.G12" office:value-type="string">
              <text:p text:style-name="P2">å </text:p>
            </table:table-cell>
            <table:table-cell table:style-name="Tableau1.H12" office:value-type="string">
              <text:p text:style-name="P2">æ </text:p>
            </table:table-cell>
            <table:table-cell table:style-name="Tableau1.I12" office:value-type="string">
              <text:p text:style-name="P2">ç </text:p>
            </table:table-cell>
            <table:table-cell table:style-name="Tableau1.J12" office:value-type="string">
              <text:p text:style-name="P2">è </text:p>
            </table:table-cell>
            <table:table-cell table:style-name="Tableau1.K12" office:value-type="string">
              <text:p text:style-name="P2">é </text:p>
            </table:table-cell>
            <table:table-cell table:style-name="Tableau1.L12" office:value-type="string">
              <text:p text:style-name="P2">ê </text:p>
            </table:table-cell>
            <table:table-cell table:style-name="Tableau1.M12" office:value-type="string">
              <text:p text:style-name="P2">ë </text:p>
            </table:table-cell>
            <table:table-cell table:style-name="Tableau1.N12" office:value-type="string">
              <text:p text:style-name="P2">ì </text:p>
            </table:table-cell>
            <table:table-cell table:style-name="Tableau1.O12" office:value-type="string">
              <text:p text:style-name="P2">í </text:p>
            </table:table-cell>
            <table:table-cell table:style-name="Tableau1.P12" office:value-type="string">
              <text:p text:style-name="P2">î </text:p>
            </table:table-cell>
            <table:table-cell table:style-name="Tableau1.Q12" office:value-type="string">
              <text:p text:style-name="P2">ï</text:p>
            </table:table-cell>
          </table:table-row>
          <table:table-row table:style-name="Tableau1.1">
            <table:table-cell table:style-name="Tableau1.A2" office:value-type="string">
              <text:p text:style-name="P2">F</text:p>
            </table:table-cell>
            <table:table-cell table:style-name="Tableau1.B13" office:value-type="string">
              <text:p text:style-name="P2">ð </text:p>
            </table:table-cell>
            <table:table-cell table:style-name="Tableau1.C13" office:value-type="string">
              <text:p text:style-name="P2">ñ </text:p>
            </table:table-cell>
            <table:table-cell table:style-name="Tableau1.D13" office:value-type="string">
              <text:p text:style-name="P2">ò </text:p>
            </table:table-cell>
            <table:table-cell table:style-name="Tableau1.E13" office:value-type="string">
              <text:p text:style-name="P2">ó </text:p>
            </table:table-cell>
            <table:table-cell table:style-name="Tableau1.F13" office:value-type="string">
              <text:p text:style-name="P2">ô </text:p>
            </table:table-cell>
            <table:table-cell table:style-name="Tableau1.G13" office:value-type="string">
              <text:p text:style-name="P2">õ </text:p>
            </table:table-cell>
            <table:table-cell table:style-name="Tableau1.H13" office:value-type="string">
              <text:p text:style-name="P2">ö </text:p>
            </table:table-cell>
            <table:table-cell table:style-name="Tableau1.I13" office:value-type="string">
              <text:p text:style-name="P2">÷ </text:p>
            </table:table-cell>
            <table:table-cell table:style-name="Tableau1.J13" office:value-type="string">
              <text:p text:style-name="P2">ø </text:p>
            </table:table-cell>
            <table:table-cell table:style-name="Tableau1.K13" office:value-type="string">
              <text:p text:style-name="P2">ù </text:p>
            </table:table-cell>
            <table:table-cell table:style-name="Tableau1.L13" office:value-type="string">
              <text:p text:style-name="P2">ú </text:p>
            </table:table-cell>
            <table:table-cell table:style-name="Tableau1.M13" office:value-type="string">
              <text:p text:style-name="P2">û </text:p>
            </table:table-cell>
            <table:table-cell table:style-name="Tableau1.N13" office:value-type="string">
              <text:p text:style-name="P2">ü </text:p>
            </table:table-cell>
            <table:table-cell table:style-name="Tableau1.O13" office:value-type="string">
              <text:p text:style-name="P2">ý </text:p>
            </table:table-cell>
            <table:table-cell table:style-name="Tableau1.P13" office:value-type="string">
              <text:p text:style-name="P2">þ </text:p>
            </table:table-cell>
            <table:table-cell table:style-name="Tableau1.Q13" office:value-type="string">
              <text:p text:style-name="P2">ÿ</text:p>
            </table:table-cell>
          </table:table-row>
        </table:table>
        <text:p text:style-name="Standard"/>
        <text:p text:style-name="Standard"/>
        <text:list xml:id="list3825715333" text:style-name="Exos">
          <text:list-item>
            <text:p text:style-name="P20">Encoder en ASCII les chaînes de caractères ci-dessous et présenter le résultat sous la forme d’une suite de nombres hexadécimaux :</text:p>
            <text:list>
              <text:list-item>
                <text:p text:style-name="P31">« <text:span text:style-name="T19">Paul a faim !»</text:span></text:p>
              </text:list-item>
              <text:list-item>
                <text:p text:style-name="P31">« <text:span text:style-name="T19">(1 + 7) / 4 = 2 »</text:span></text:p>
              </text:list-item>
              <text:list-item>
                <text:p text:style-name="P31">« <text:span text:style-name="T19">toto@free.fr »</text:span></text:p>
              </text:list-item>
            </text:list>
          </text:list-item>
        </text:list>
        <text:p text:style-name="P13"/>
        <text:list xml:id="list221724198051048" text:continue-numbering="true" text:style-name="Exos">
          <text:list-item>
            <text:p text:style-name="P16"><text:span text:style-name="T20">Retrouver les chaînes de caractères encodées ci-dessous en ASCII</text:span><text:span text:style-name="T6"> :</text:span></text:p>
            <text:list>
              <text:list-item>
                <text:p text:style-name="P24">52 61 70 69 64 65</text:p>
              </text:list-item>
              <text:list-item>
                <text:p text:style-name="P24">4E 24 49 20 26 20 43 69 65</text:p>
              </text:list-item>
              <text:list-item>
                <text:p text:style-name="P24">4A 27 61 69 20 35 30 25</text:p>
              </text:list-item>
            </text:list>
          </text:list-item>
        </text:list>
        <text:p text:style-name="P3"/>
        <text:list xml:id="list221723848979155" text:continue-numbering="true" text:style-name="Exos">
          <text:list-item>
            <text:p text:style-name="P14"><text:span text:style-name="T7">Compléter le tableau ci-dessous </text:span><text:span text:style-name="T8">avec des croix</text:span><text:span text:style-name="T6"> :</text:span></text:p>
          </text:list-item>
        </text:list>
        <table:table table:name="Tableau2" table:style-name="Tableau2">
          <table:table-column table:style-name="Tableau2.A"/>
          <table:table-column table:style-name="Tableau2.B" table:number-columns-repeated="2"/>
          <table:table-column table:style-name="Tableau2.D"/>
          <table:table-row table:style-name="Tableau2.1">
            <table:table-cell table:style-name="Tableau2.A1" office:value-type="string">
              <text:p text:style-name="Table_20_Contents">L<text:span text:style-name="T31">a chaîne ci-dessous peut être encodée en :</text:span></text:p>
            </table:table-cell>
            <table:table-cell table:style-name="Tableau2.A1" office:value-type="string">
              <text:p text:style-name="P11">A<text:span text:style-name="T24">SCII</text:span></text:p>
            </table:table-cell>
            <table:table-cell table:style-name="Tableau2.A1" office:value-type="string">
              <text:p text:style-name="P10">ISO 8859-1</text:p>
            </table:table-cell>
            <table:table-cell table:style-name="Tableau2.D1" office:value-type="string">
              <text:p text:style-name="P10">UTF8</text:p>
            </table:table-cell>
          </table:table-row>
          <table:table-row table:style-name="Tableau2.1">
            <table:table-cell table:style-name="Tableau2.A2" office:value-type="string">
              <text:p text:style-name="P9"><text:span text:style-name="T35">95%</text:span>, c’est beaucoup !</text:p>
            </table:table-cell>
            <table:table-cell table:style-name="Tableau2.A2" office:value-type="string">
              <text:p text:style-name="Table_20_Contents"/>
            </table:table-cell>
            <table:table-cell table:style-name="Tableau2.A2" office:value-type="string">
              <text:p text:style-name="Table_20_Contents"/>
            </table:table-cell>
            <table:table-cell table:style-name="Tableau2.D2" office:value-type="string">
              <text:p text:style-name="Table_20_Contents"/>
            </table:table-cell>
          </table:table-row>
          <table:table-row table:style-name="Tableau2.1">
            <table:table-cell table:style-name="Tableau2.A2" office:value-type="string">
              <text:p text:style-name="Table_20_Contents">N<text:span text:style-name="T24">oël est toujours avant Pâques</text:span></text:p>
            </table:table-cell>
            <table:table-cell table:style-name="Tableau2.A2" office:value-type="string">
              <text:p text:style-name="Table_20_Contents"/>
            </table:table-cell>
            <table:table-cell table:style-name="Tableau2.A2" office:value-type="string">
              <text:p text:style-name="Table_20_Contents"/>
            </table:table-cell>
            <table:table-cell table:style-name="Tableau2.D2" office:value-type="string">
              <text:p text:style-name="Table_20_Contents"/>
            </table:table-cell>
          </table:table-row>
          <table:table-row table:style-name="Tableau2.1">
            <table:table-cell table:style-name="Tableau2.A2" office:value-type="string">
              <text:p text:style-name="P9">Tu veux des $, des £ ou des € ?</text:p>
            </table:table-cell>
            <table:table-cell table:style-name="Tableau2.A2" office:value-type="string">
              <text:p text:style-name="Table_20_Contents"/>
            </table:table-cell>
            <table:table-cell table:style-name="Tableau2.A2" office:value-type="string">
              <text:p text:style-name="Table_20_Contents"/>
            </table:table-cell>
            <table:table-cell table:style-name="Tableau2.D2" office:value-type="string">
              <text:p text:style-name="Table_20_Contents"/>
            </table:table-cell>
          </table:table-row>
          <table:table-row table:style-name="Tableau2.1">
            <table:table-cell table:style-name="Tableau2.A2" office:value-type="string">
              <text:p text:style-name="P9"><text:span text:style-name="T25">π</text:span><text:span text:style-name="T27"> et </text:span><text:span text:style-name="T25">φ</text:span><text:span text:style-name="T28"> sont des lettres grecques</text:span></text:p>
            </table:table-cell>
            <table:table-cell table:style-name="Tableau2.A2" office:value-type="string">
              <text:p text:style-name="Table_20_Contents"/>
            </table:table-cell>
            <table:table-cell table:style-name="Tableau2.A2" office:value-type="string">
              <text:p text:style-name="Table_20_Contents"/>
            </table:table-cell>
            <table:table-cell table:style-name="Tableau2.D2" office:value-type="string">
              <text:p text:style-name="Table_20_Contents"/>
            </table:table-cell>
          </table:table-row>
        </table:table>
        <text:p text:style-name="Standard"/>
        <text:list xml:id="list221724816233298" text:continue-numbering="true" text:style-name="Exos">
          <text:list-item>
            <text:p text:style-name="P22">Encoder en <text:span text:style-name="T30">Latin1</text:span> les chaînes de caractères ci-dessous et présenter le résultat sous la forme d’une suite de nombres hexadécimaux :</text:p>
            <text:list>
              <text:list-item>
                <text:p text:style-name="P32">« <text:span text:style-name="T30">Où est Cédric ?</text:span><text:span text:style-name="T19">»</text:span></text:p>
              </text:list-item>
              <text:list-item>
                <text:p text:style-name="P32">« h<text:span text:style-name="T26">æ</text:span><text:span text:style-name="T29">c vox</text:span><text:span text:style-name="T19"> »</text:span></text:p>
              </text:list-item>
              <text:list-item>
                <text:p text:style-name="P32"><text:span text:style-name="T1">« </text:span><text:span text:style-name="T30">U = </text:span><text:span text:style-name="T26">± 3µV</text:span><text:span text:style-name="T19"> »</text:span></text:p>
              </text:list-item>
            </text:list>
          </text:list-item>
        </text:list>
        <text:p text:style-name="Standard"/>
        <text:list xml:id="list221723157648751" text:continue-numbering="true" text:style-name="Exos">
          <text:list-item>
            <text:p text:style-name="P17"><text:span text:style-name="T20">Retrouver les chaînes de caractères encodées ci-dessous en </text:span><text:span text:style-name="T22">Latin1</text:span><text:span text:style-name="T6"> :</text:span></text:p>
            <text:list>
              <text:list-item>
                <text:p text:style-name="P26">44 E9 6A E0 20 3F</text:p>
              </text:list-item>
              <text:list-item>
                <text:p text:style-name="P26">4C 65 20 67 6F FB 74 20 64 65 20 6C 61 20 70 EA 63 68 65</text:p>
              </text:list-item>
              <text:list-item>
                <text:p text:style-name="P26">CE 6C 65 20 64 65 20 46 72 61 6E 63 65</text:p>
              </text:list-item>
            </text:list>
          </text:list-item>
        </text:list>
        <text:p text:style-name="P12"/>
        <text:list xml:id="list221724356788175" text:continue-numbering="true" text:style-name="Exos">
          <text:list-item>
            <text:p text:style-name="P21">Encoder en <text:span text:style-name="T30">UTF8</text:span> les chaînes de caractères ci-dessous et présenter le résultat sous la forme d’une suite de nombres hexadécimaux :</text:p>
            <text:list>
              <text:list-item>
                <text:p text:style-name="P32">« <text:span text:style-name="T30">Zoé &amp; Hélène</text:span><text:span text:style-name="T19">»</text:span></text:p>
              </text:list-item>
              <text:list-item>
                <text:p text:style-name="P32">« <text:span text:style-name="T29">über die stra</text:span><text:span text:style-name="T26">ß</text:span><text:span text:style-name="T29">e</text:span><text:span text:style-name="T19"> »</text:span></text:p>
              </text:list-item>
              <text:list-item>
                <text:p text:style-name="P32">« <text:span text:style-name="T26">ça coûte 10$</text:span><text:span text:style-name="T19"> »</text:span></text:p>
              </text:list-item>
            </text:list>
          </text:list-item>
        </text:list>
        <text:p text:style-name="Standard"/>
        <text:list xml:id="list221724315392738" text:continue-numbering="true" text:style-name="Exos">
          <text:list-item>
            <text:p text:style-name="P17"><text:span text:style-name="T20">Retrouver les chaînes de caractères encodées ci-dessous en </text:span><text:span text:style-name="T21">UTF8</text:span><text:span text:style-name="T6"> :</text:span></text:p>
            <text:list>
              <text:list-item>
                <text:p text:style-name="P25">4<text:span text:style-name="T32">C 6F C3 AF 63</text:span></text:p>
              </text:list-item>
              <text:list-item>
                <text:p text:style-name="P27">45 6E 74 C3 AA 74 C3 A9</text:p>
              </text:list-item>
              <text:list-item>
                <text:p text:style-name="P27">C2 A1 4F 6C C3 A9 21</text:p>
              </text:list-item>
            </text:list>
          </text:list-item>
        </text:list>
        <text:p text:style-name="P7"/>
        <text:list xml:id="list221723770699997" text:continue-numbering="true" text:style-name="Exos">
          <text:list-item>
            <text:p text:style-name="P18"><text:span text:style-name="T23">On a encodé ci-dessous </text:span><text:span text:style-name="T20">en </text:span><text:span text:style-name="T21">UTF8</text:span><text:span text:style-name="T10"> </text:span><text:span text:style-name="T11">des caractères qui sont dans d’autres alphabets. Retrouver les points de codes de ces caractères, puis chercher sur Internet quels sont ces caractères.</text:span></text:p>
            <text:list>
              <text:list-item>
                <text:p text:style-name="P28">D1 8F D0 B1 D0 BB D0 BE D0 BA D0 BE</text:p>
              </text:list-item>
              <text:list-item>
                <text:p text:style-name="P28">D7 A0 D7 A9 D7 99 D7 9D</text:p>
              </text:list-item>
              <text:list-item>
                <text:p text:style-name="P29">CF 88 CF 85 CF 87 CE AE</text:p>
              </text:list-item>
            </text:list>
          </text:list-item>
        </text:list>
        <text:p text:style-name="P4"/>
        <text:list xml:id="list221723735083484" text:continue-numbering="true" text:style-name="Exos">
          <text:list-item>
            <text:p text:style-name="P15"><text:span text:style-name="T13">Écrire une fonction Python « </text:span><text:span text:style-name="T34">decode()</text:span><text:span text:style-name="T14"> » </text:span><text:span text:style-name="T13">qui reçoit en paramètre </text:span><text:span text:style-name="T14">une liste de points de codes </text:span><text:span text:style-name="T15">Unicode </text:span><text:span text:style-name="T13">et qui renvoie la </text:span><text:span text:style-name="T14">chaîne de caractère correspondante</text:span><text:span text:style-name="T11">.</text:span></text:p>
            <text:p text:style-name="P30"><text:span text:style-name="T3">P</text:span><text:span text:style-name="T2">ar exemple, </text:span><text:span text:style-name="T33">decode([0x263a, 0x266b, 0x23da])</text:span><text:span text:style-name="T2"> doit renvoyer : "</text:span><text:span text:style-name="T36">☺♫ ⏚</text:span><text:span text:style-name="T4">"</text:span></text:p>
          </text:list-item>
        </text:list>
        <text:p text:style-name="P5"/>
        <text:list xml:id="list221724541100719" text:continue-numbering="true" text:style-name="Exos">
          <text:list-item>
            <text:p text:style-name="P19"><text:span text:style-name="T12">Quel est le message qui se cache derrière ce code et quel est l’encodage utilisé ?</text:span><text:span text:style-name="T11"> <text:line-break/>« 01000010 01110010 01100001 01110110 01101111 00101100 00100000 01110100 01110101 00100000 01100001 01110011 00100000 01110010 11101001 01110011 01101111 01101100 01110101 00100000 01101100 00100111 11101001 01101110 01101001 01100111 01101101 01100101 00100000 00100001 »</text:span></text:p>
          </text:list-item>
        </text:list>
        <text:p text:style-name="P8"><text:span text:style-name="T9">Faites un copier-coller du message et é</text:span><text:span text:style-name="T11">crivez</text:span><text:span text:style-name="T9"> un petit script Python pour vous aider ;-)</text:span></text:p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ontanet</meta:initial-creator>
    <meta:creation-date>2006-04-06T23:12:00</meta:creation-date>
    <dc:date>2023-02-23T22:17:22.782816411</dc:date>
    <meta:print-date>2021-12-30T00:23:57.961470882</meta:print-date>
    <dc:language>fr-FR</dc:language>
    <meta:editing-cycles>188</meta:editing-cycles>
    <meta:editing-duration>PT16H45M21S</meta:editing-duration>
    <meta:document-statistic meta:table-count="2" meta:image-count="0" meta:object-count="0" meta:page-count="1" meta:paragraph-count="261" meta:word-count="714" meta:character-count="2672" meta:non-whitespace-character-count="2151"/>
    <meta:user-defined meta:name="Info 1"/>
    <meta:user-defined meta:name="Info 2"/>
    <meta:user-defined meta:name="Info 3"/>
    <meta:user-defined meta:name="Info 4"/>
  </office:meta>
</office:document-meta>
</file>